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20c"/>
    </style:style>
    <style:style style:name="P2" style:family="paragraph" style:parent-style-name="Standard">
      <style:text-properties officeooo:rsid="0005420c" officeooo:paragraph-rsid="0005420c"/>
    </style:style>
    <style:style style:name="P3" style:family="paragraph" style:parent-style-name="Standard">
      <style:text-properties fo:color="#ff0000" officeooo:paragraph-rsid="00063351"/>
    </style:style>
    <style:style style:name="P4" style:family="paragraph" style:parent-style-name="Standard">
      <style:text-properties fo:color="#ff0000" officeooo:rsid="0005420c" officeooo:paragraph-rsid="0005420c"/>
    </style:style>
    <style:style style:name="P5" style:family="paragraph" style:parent-style-name="Standard">
      <style:text-properties fo:color="#ff0000" officeooo:rsid="00063351" officeooo:paragraph-rsid="00063351"/>
    </style:style>
    <style:style style:name="P6" style:family="paragraph" style:parent-style-name="Standard">
      <style:text-properties fo:color="#000000" officeooo:rsid="00063351" officeooo:paragraph-rsid="00063351"/>
    </style:style>
    <style:style style:name="T1" style:family="text">
      <style:text-properties fo:font-variant="normal" fo:text-transform="none" style:font-name="Liberation Sans" fo:font-size="12pt" fo:letter-spacing="normal" fo:font-style="normal" fo:font-weight="normal" officeooo:rsid="0005420c" style:font-size-asian="12pt" style:font-size-complex="12pt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05420c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06c5c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Identifique as palavras cognatas no texto “What can you do with computers?” e tente dar o significado delas. Faça uma lista das palavras que você acredite necessárias.</text:p>
      <text:p text:style-name="P2"/>
      <text:p text:style-name="P3">Computers - Computadores</text:p>
      <text:p text:style-name="P3">analyze - analisar</text:p>
      <text:p text:style-name="P3">projects - projetos</text:p>
      <text:p text:style-name="P3">information - informação</text:p>
      <text:p text:style-name="P3">music - música</text:p>
      <text:p text:style-name="P3">finances - finanças</text:p>
      <text:p text:style-name="P3">communicate - comunicar</text:p>
      <text:p text:style-name="P3">possibilities - possibilidades</text:p>
      <text:p text:style-name="P3">connect - conectar</text:p>
      <text:p text:style-name="P3">urban <text:s/>- urbano</text:p>
      <text:p text:style-name="P3">areas - áreas</text:p>
      <text:p text:style-name="P3">populated - populosa</text:p>
      <text:p text:style-name="P3">communicate - comunicar</text:p>
      <text:p text:style-name="P3">popular - popular</text:p>
      <text:p text:style-name="P3">gigantic - gigantesco</text:p>
      <text:p text:style-name="P3">visually - visualmente</text:p>
      <text:p text:style-name="P3">format - formato</text:p>
      <text:p text:style-name="P3">text - texto</text:p>
      <text:p text:style-name="P3">combined - combinado</text:p>
      <text:p text:style-name="P3">animation - animação</text:p>
      <text:p text:style-name="P3">millions - milhões</text:p>
      <text:p text:style-name="P3">billions - bilhões</text:p>
      <text:p text:style-name="P3">Surfing - Surfar</text:p>
      <text:p text:style-name="P3">topic - tópico</text:p>
      <text:p text:style-name="P3">imaginable - imaginável</text:p>
      <text:p text:style-name="P3">maps - mapas</text:p>
      <text:p text:style-name="P3">government <text:s/>- governo</text:p>
      <text:p text:style-name="P3">agencies - agências</text:p>
      <text:p text:style-name="P3">museums - museus</text:p>
      <text:p text:style-name="P3">products - produtos</text:p>
      <text:p text:style-name="P3">services - Serviços</text:p>
      <text:p text:style-name="P3">encyclopedias - enciclopédias</text:p>
      <text:p text:style-name="P3">electronics - eletrônicos</text:p>
      <text:p text:style-name="P3">items - Itens</text:p>
      <text:p text:style-name="P3">convenient - conveniente</text:p>
      <text:p text:style-name="P3">message - mensagem</text:p>
      <text:p text:style-name="P3">Instant - Instante</text:p>
      <text:p text:style-name="P3">group - grupo</text:p>
      <text:p text:style-name="P3">participants - participantes</text:p>
      <text:p text:style-name="P3">digital - digital</text:p>
      <text:p text:style-name="P3">camera - Câmera</text:p>
      <text:p text:style-name="P3">transferring - transferindo</text:p>
      <text:p text:style-name="P3">audio - audio</text:p>
      <text:p text:style-name="P3">category - categoria</text:p>
      <text:p text:style-name="P3">control - controle</text:p>
      <text:p text:style-name="P3">civilizations - civilizações</text:p>
      <text:p text:style-name="P3">strategy - estratégia</text:p>
      <text:p text:style-name="P1"/>
      <text:p text:style-name="P1"/>
      <text:p text:style-name="P2"><text:soft-page-break/>2) Retire do texto “What can you do with computers?” as palavras repetidas.</text:p>
      <text:p text:style-name="P2"/>
      <text:p text:style-name="P4">called</text:p>
      <text:p text:style-name="P4">communicate</text:p>
      <text:p text:style-name="P4">computer</text:p>
      <text:p text:style-name="P4">computers</text:p>
      <text:p text:style-name="P4">email</text:p>
      <text:p text:style-name="P4">find</text:p>
      <text:p text:style-name="P4">games</text:p>
      <text:p text:style-name="P4">information</text:p>
      <text:p text:style-name="P4">instant</text:p>
      <text:p text:style-name="P4">internet</text:p>
      <text:p text:style-name="P4">means</text:p>
      <text:p text:style-name="P4">message,</text:p>
      <text:p text:style-name="P4">messaging</text:p>
      <text:p text:style-name="P4">most</text:p>
      <text:p text:style-name="P4">much</text:p>
      <text:p text:style-name="P4">music</text:p>
      <text:p text:style-name="P4">music,</text:p>
      <text:p text:style-name="P4">others.</text:p>
      <text:p text:style-name="P4">over</text:p>
      <text:p text:style-name="P4">people</text:p>
      <text:p text:style-name="P4">pictures</text:p>
      <text:p text:style-name="P4">Pictures,</text:p>
      <text:p text:style-name="P4">play</text:p>
      <text:p text:style-name="P4">popular</text:p>
      <text:p text:style-name="P4">send</text:p>
      <text:p text:style-name="P4">Thousands</text:p>
      <text:p text:style-name="P4">through</text:p>
      <text:p text:style-name="P4">type</text:p>
      <text:p text:style-name="P4">use</text:p>
      <text:p text:style-name="P4">web</text:p>
      <text:p text:style-name="P4">When</text:p>
      <text:p text:style-name="P4">with</text:p>
      <text:p text:style-name="P4">world</text:p>
      <text:p text:style-name="P4">you</text:p>
      <text:p text:style-name="P4">your</text:p>
      <text:p text:style-name="P4"/>
      <text:p text:style-name="P6">3) <text:span text:style-name="T3">Sobre o que é o texto do item anterior? Responda escrevendo um pequeno texto com suas próprias palavras.</text:span></text:p>
      <text:p text:style-name="P6"><text:span text:style-name="T3"/></text:p>
      <text:p text:style-name="P5"><text:span text:style-name="T3">C</text:span><text:span text:style-name="T2">om um computador podemos fazer muitas coisas como: nos comunicarmos através de e-mails </text:span><text:span text:style-name="T4">e </text:span><text:span text:style-name="T2"><text:s/>mensagens instantâneas, </text:span><text:span text:style-name="T4">armazenar informações musicas, videos, imagens, arquivos, podemos navegar pela internet ver notícias, assistirmos vídeos, filmes, jogar jogos eletrônicos entre outras coisas.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9:19:54.010942477</meta:creation-date>
    <dc:date>2019-10-31T20:00:37.103402006</dc:date>
    <meta:editing-duration>PT22S</meta:editing-duration>
    <meta:editing-cycles>1</meta:editing-cycles>
    <meta:document-statistic meta:table-count="0" meta:image-count="0" meta:object-count="0" meta:page-count="2" meta:paragraph-count="86" meta:word-count="273" meta:character-count="1761" meta:non-whitespace-character-count="1571"/>
    <meta:generator>LibreOffice/6.3.0.4$Linux_X86_64 LibreOffice_project/057fc023c990d676a43019934386b85b21a9ee99</meta:generator>
  </office:meta>
</office:document-meta>
</file>